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tandard">
      <style:text-properties officeooo:paragraph-rsid="0016153b"/>
    </style:style>
    <style:style style:name="P4" style:family="paragraph" style:parent-style-name="Standard">
      <style:text-properties officeooo:paragraph-rsid="00900897"/>
    </style:style>
    <style:style style:name="P5" style:family="paragraph" style:parent-style-name="Standard">
      <style:text-properties officeooo:paragraph-rsid="010ce86f"/>
    </style:style>
    <style:style style:name="P6" style:family="paragraph" style:parent-style-name="Standard">
      <style:text-properties officeooo:paragraph-rsid="010e32f1"/>
    </style:style>
    <style:style style:name="P7" style:family="paragraph" style:parent-style-name="Standard">
      <style:text-properties officeooo:paragraph-rsid="010e95f8"/>
    </style:style>
    <style:style style:name="P8" style:family="paragraph" style:parent-style-name="Standard">
      <style:text-properties officeooo:rsid="010b786e" officeooo:paragraph-rsid="010ce86f"/>
    </style:style>
    <style:style style:name="P9" style:family="paragraph" style:parent-style-name="Standard" style:master-page-name="Standard">
      <style:paragraph-properties style:page-number="auto"/>
    </style:style>
    <style:style style:name="T1" style:family="text">
      <style:text-properties style:text-position="sub 58%"/>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officeooo:rsid="0015fa13"/>
    </style:style>
    <style:style style:name="T5" style:family="text">
      <style:text-properties officeooo:rsid="0016153b"/>
    </style:style>
    <style:style style:name="T6" style:family="text">
      <style:text-properties officeooo:rsid="001775ca"/>
    </style:style>
    <style:style style:name="T7" style:family="text">
      <style:text-properties officeooo:rsid="0019121a"/>
    </style:style>
    <style:style style:name="T8" style:family="text">
      <style:text-properties officeooo:rsid="00254fc4"/>
    </style:style>
    <style:style style:name="T9" style:family="text">
      <style:text-properties officeooo:rsid="00350de9"/>
    </style:style>
    <style:style style:name="T10" style:family="text">
      <style:text-properties officeooo:rsid="003de2db"/>
    </style:style>
    <style:style style:name="T11" style:family="text">
      <style:text-properties officeooo:rsid="003dec63"/>
    </style:style>
    <style:style style:name="T12" style:family="text">
      <style:text-properties officeooo:rsid="004f2b51"/>
    </style:style>
    <style:style style:name="T13" style:family="text">
      <style:text-properties officeooo:rsid="005afd2d"/>
    </style:style>
    <style:style style:name="T14" style:family="text">
      <style:text-properties officeooo:rsid="00683447"/>
    </style:style>
    <style:style style:name="T15" style:family="text">
      <style:text-properties officeooo:rsid="00761fea"/>
    </style:style>
    <style:style style:name="T16" style:family="text">
      <style:text-properties officeooo:rsid="007693e6"/>
    </style:style>
    <style:style style:name="T17" style:family="text">
      <style:text-properties officeooo:rsid="00900897"/>
    </style:style>
    <style:style style:name="T18" style:family="text">
      <style:text-properties officeooo:rsid="00a79cfc"/>
    </style:style>
    <style:style style:name="T19" style:family="text">
      <style:text-properties fo:font-style="normal" style:font-style-asian="normal" style:font-style-complex="normal"/>
    </style:style>
    <style:style style:name="T20" style:family="text">
      <style:text-properties fo:font-style="normal" officeooo:rsid="010e95f8" style:font-style-asian="normal" style:font-style-complex="normal"/>
    </style:style>
    <style:style style:name="T21" style:family="text">
      <style:text-properties officeooo:rsid="00af7663"/>
    </style:style>
    <style:style style:name="T22" style:family="text">
      <style:text-properties officeooo:rsid="00b158df"/>
    </style:style>
    <style:style style:name="T23" style:family="text">
      <style:text-properties officeooo:rsid="00c2967a"/>
    </style:style>
    <style:style style:name="T24" style:family="text">
      <style:text-properties officeooo:rsid="00d5474a"/>
    </style:style>
    <style:style style:name="T25" style:family="text">
      <style:text-properties officeooo:rsid="00dc1f97"/>
    </style:style>
    <style:style style:name="T26" style:family="text">
      <style:text-properties officeooo:rsid="00e83610"/>
    </style:style>
    <style:style style:name="T27" style:family="text">
      <style:text-properties officeooo:rsid="010b786e"/>
    </style:style>
    <style:style style:name="T28" style:family="text">
      <style:text-properties officeooo:rsid="010e32f1"/>
    </style:style>
    <style:style style:name="T29" style:family="text">
      <style:text-properties officeooo:rsid="010e95f8"/>
    </style:style>
    <style:style style:name="T30" style:family="text">
      <style:text-properties officeooo:rsid="0119e97c"/>
    </style:style>
    <style:style style:name="T31" style:family="text">
      <style:text-properties officeooo:rsid="011bded2"/>
    </style:style>
    <style:style style:name="T32" style:family="text">
      <style:text-properties officeooo:rsid="013faf68"/>
    </style:style>
    <style:style style:name="T33" style:family="text">
      <style:text-properties officeooo:rsid="01722a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Subtitle"/>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text:soft-page-break/>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text:soft-page-break/>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text:soft-page-break/>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text:soft-page-break/>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ext:soft-page-break/>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text:soft-page-break/>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text:s/>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text:soft-page-break/>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7">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ext:soft-page-break/>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ext:soft-page-break/>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text:soft-page-break/>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text:soft-page-break/>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text:soft-page-break/>"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text:soft-page-break/>"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ext:soft-page-break/>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text:soft-page-break/>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text:soft-page-break/>If we consider those same dinners at 13 Decemberists for a start, my mother was skillful at piling no less than two servings of rice or potatoes on a plate. At the same time, everything was so delicious, that you imperceptibly ate all of <text:span text:style-name="T13">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2">Morning Star </text:span>?</text:p>
      <text:p text:style-name="Standard"><text:soft-page-break/>As I have tried already to explain, there was always present some ungetriddable vagueness in the details of my general plans. I just felt that was what's necessary and, therefore, I did so...</text:p>
      <text:p text:style-name="Standard">The extracts from the <text:span text:style-name="T2">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text:soft-page-break/>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text:soft-page-break/>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 <text:span text:style-name="T32">Or, so as not to pose oneself for more than there can, actually, be, the old good xenophobia could also prompt the decision.</text:span></text:p>
      <text:p text:style-name="Standard">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text:soft-page-break/>She entered the room and sat on my lap, cutting me off the desk with the opened dictionary, a copybook, and a <text:span text:style-name="T2">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text:span text:style-name="T25">out </text:span>a<text:span text:style-name="T25">n icky snigger</text:span>, and that was the only comment.</text:p>
      <text:p text:style-name="Standard">I did not start any pedagogical conversations on the topic, and the photo remained completely immune to malicious attempts and stood there, gradually collecting dust…</text:p>
      <text:p text:style-name="Standard"><text:soft-page-break/>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text:span text:style-name="T21">uff</text:span>-ch<text:span text:style-name="T21">uff</text:span>.</text:p>
      <text:p text:style-name="Standard">She chuckled and answered in a villagers parlance, so that the <text:span text:style-name="T22">churl</text:span> of me would <text:span text:style-name="T22">get it</text:span>, "Ain't a-having <text:span text:style-name="T21">no</text:span> ch<text:span text:style-name="T21">uff</text:span>-ch<text:span text:style-name="T21">uff</text:span>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text:soft-page-break/>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ext:soft-page-break/>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text:soft-page-break/>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text:soft-page-break/>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10">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text:soft-page-break/>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he cradles brought from SMP-615 base were too few for all the team, and we were substituting <text:span text:style-name="T2">ratsookha </text:span>for them (that is how our team streamlined the word "rationalization).</text:p>
      <text:p text:style-name="P1"><text:span text:style-name="T2">Ratsookha </text:span>was a series of pallets stitched with nails in twos with each pair working instead of cradles.</text:p>
      <text:p text:style-name="Standard">Because the pallets were shorter than needed, on top of the first decking we added further <text:span text:style-name="T2">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2">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9">ravish in ecstasy of cutting all the tethers</text:span>, <text:span text:style-name="T9">getting loose and letting yourself go, </text:span>at least sometimes… <text:span text:style-name="T9">However, n</text:span>ot everyone is vouchsafed the pleasure. Me neither; because even while raging and <text:span text:style-name="T9">being </text:span>carried away with the <text:span text:style-name="T9">unrestricted demolition of what was there to destroy</text:span>, I still was fully aware that all that was a mere aping of Odysseus’ action in a recent movie adaptation of his wanderings.</text:p>
      <text:p text:style-name="Standard"><text:soft-page-break/>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text:soft-page-break/>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text:soft-page-break/>"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2">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ext:soft-page-break/>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are we laughing</text:p>
      <text:p text:style-name="Quote">while our shoes</text:p>
      <text:p text:style-name="Quote">this trail is roughing?"</text:p>
      <text:p text:style-name="Standard">But all that was in the future, and for the very first time, I did not have <text:span text:style-name="T2">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ext:soft-page-break/>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10">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text:soft-page-break/>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1">~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text:soft-page-break/>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4">Then I folded the wet<text:span text:style-name="T17">ted</text:span> cover <text:span text:style-name="T17">not to contact</text:span> the <text:span text:style-name="T17">jism</text:span>,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3">I did not mind being squeezed from all sides by passengers <text:span text:style-name="T5">tightly </text:span>packed like sardines in the streetcar <text:span text:style-name="T5">to shape you into a concave quarry pip of the Ace of Diamonds</text:span>, <text:span text:style-name="T5">as long as they don’t</text:span> press you against <text:span text:style-name="T5">the rondure</text:span> of a young <text:span text:style-name="T6">female ass</text:span>, <text:span text:style-name="T6">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10">I mean, </text:span>frolic was I supposed to do with that f-f..er..funky Libido, being neither Van Gogh nor Walt Whitman?!.</text:p>
      <text:p text:style-name="Standard">That f-f..er..<text:span text:style-name="T10">well, </text:span>feverish libido was seizing me not only in public transport, or in erotic nightmares but even at the workplace. Only at work, the creative orgasm could be reached bypassing the stage of physiological erection.</text:p>
      <text:p text:style-name="Standard"><text:soft-page-break/>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text:soft-page-break/>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text:soft-page-break/>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text:soft-page-break/>"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2">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text:soft-page-break/>...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15">a suave gallant</text:span> for you! <text:span text:style-name="T15">in his</text:span> <text:span text:style-name="T15">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16">time and again</text:span> pop<text:span text:style-name="T16">s</text:span> up <text:span text:style-name="T16">some or another </text:span>defector like Freud...<text:span text:style-name="T16">who</text:span> cinch their specific vision of the world into the cart of servicing their wallets and open Viennese schools...to keep the pot boiling...<text:span text:style-name="T12">but could be quite a normal schizophrenic, as free as the rest of us...a weakling, got caught with the lime for dickhead <text:s/>suckers: “the longer the line of 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text:soft-page-break/>"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text:soft-page-break/>(...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text:soft-page-break/>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text:soft-page-break/>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text:soft-page-break/>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4">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ext:soft-page-break/>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4">From the Suburban Trains Station rushed a whole catchall of sundries in the waves of the newly arrived </text:span>crowd <text:span text:style-name="T5">loaded with</text:span> <text:span text:style-name="T14">their ruck of </text:span>mesh bags, suitcases, <text:span text:style-name="T5">rolls of wallpaper, </text:span>packages, boxes, buckets, bundles of pipes, briefcases, backpacks, seedlings, cornices, bird-cages and other imaginable and unthinkable <text:span text:style-name="T5">items</text:span>; they hurried to the metro and to the stops of public transport of all types on the square, dashing sidelong glances at the pair of metropolitan tough guys.</text:p>
      <text:p text:style-name="Standard">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text:soft-page-break/>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text:soft-page-break/>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10">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text:soft-page-break/>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ext:soft-page-break/>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text:span text:style-name="T18">peasant</text:span>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text:span text:style-name="T18">falksy</text:span>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text:soft-page-break/>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text:soft-page-break/>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ext:soft-page-break/>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2">Morning Star </text:span>…</text:p>
      <text:p text:style-name="Standard">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text:soft-page-break/>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text:soft-page-break/>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text:soft-page-break/>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2">Morning Star </text:span><text:s/>dropped on the sand, next to the pink coverlet on which I was sitting: did I really read it or was it just a trick to lure girls? What, say, was that big article about?</text:p>
      <text:p text:style-name="Standard"><text:soft-page-break/>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text:soft-page-break/>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text:soft-page-break/>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text:soft-page-break/>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text:soft-page-break/>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text:soft-page-break/>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text:soft-page-break/>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text:soft-page-break/>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text:soft-page-break/>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text:soft-page-break/>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text:soft-page-break/>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text:soft-page-break/>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ext:soft-page-break/>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ext:soft-page-break/>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text:soft-page-break/>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ext:soft-page-break/>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text:soft-page-break/>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text:soft-page-break/>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text:soft-page-break/>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text:soft-page-break/>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2">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text:soft-page-break/>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2">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text:soft-page-break/>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text:soft-page-break/>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text:soft-page-break/>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text:soft-page-break/>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text:soft-page-break/>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2">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text:soft-page-break/>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6">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text:soft-page-break/>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text:soft-page-break/>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ext:soft-page-break/>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text:soft-page-break/>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text:soft-page-break/>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text:soft-page-break/>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ext:soft-page-break/>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text:soft-page-break/>~ ~ ~</text:p>
      <text:h text:style-name="Heading_20_1" text:outline-level="1"><text:span text:style-name="T1">~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span text:style-name="T26">nothing will get you farther than a pair of good dogs...</text:span></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text:soft-page-break/>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text:soft-page-break/>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text:soft-page-break/>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text:soft-page-break/>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P5">...I am what I am what I am on the fifth bottom after the ninth gate... your ’master’ trap is a too shallow approach for each man has at least three masters – Stomach, Genitals, and Brain...<text:span text:style-name="T27">the deeper you dig the more of them spring out which one to serve?…so could you get off my back, please?.</text:span></text:p>
      <text:p text:style-name="P8">...show proper respect to der Heilige Arthur’s teaching, infidel...he sez we cannot change ourselves, we’<text:span text:style-name="T30">re</text:span> only ca<text:span text:style-name="T30">pable of</text:span> <text:span text:style-name="T30">getting </text:span>to know us a tad bit better, and it’s me who widens your horizons, pal, be grateful to your constant second...or, mayhap, wanna swap our ordinal numbers?.</text:p>
      <text:p text:style-name="P6">...<text:span text:style-name="T28">cut empty ding-dong, you knows yoursel – the first to wake up retains the slippers all day long so there’s no use to shuffle kings, and cabbage, and walruses, and carpenters...</text:span></text:p>
      <text:p text:style-name="P7"><text:soft-page-break/>...<text:span text:style-name="T29">to saddle then! and back to your trinity of Masters</text:span>...<text:span text:style-name="T29">if only you don’t want to look for a suitable outsider, Genosse</text:span><text:span text:style-name="T20"> </text:span><text:span text:style-name="Emphasis"><text:span text:style-name="T19">Feldzug-Führer</text:span></text:span><text:span text:style-name="T29">...</text:span></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 <text:span text:style-name="T27">now, I see myself whom I’ve loved so much</text:span>...<text:span text:style-name="T27">and, by the by, </text:span>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text:soft-page-break/>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text:soft-page-break/>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text:soft-page-break/>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text:soft-page-break/>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text:soft-page-break/>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text:soft-page-break/>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text:soft-page-break/>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text:soft-page-break/>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text:soft-page-break/>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ext:soft-page-break/>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ext:soft-page-break/>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text:soft-page-break/>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11">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text:soft-page-break/>(...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ext:soft-page-break/>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text:soft-page-break/>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text:span text:style-name="T8">entirely my fault. Had Sahtic asked a direct question, like, </text:span>“H<text:span text:style-name="T8">ow many times did they</text:span> lock <text:span text:style-name="T8">you</text:span> up in a madhouse?” <text:span text:style-name="T8">then</text:span>, as a <text:span text:style-name="T8">well-trained supporter of righteousness and, generally, </text:span>man of principle, <text:span text:style-name="T8">I </text:span>would give a <text:span text:style-name="T8">direct exhaustive </text:span>answer. <text:span text:style-name="T8">(It’s noteworthy, that handling me is a fairly straightforward and intuitive job.)</text:span></text:p>
      <text:p text:style-name="Standard"><text:span text:style-name="T8">Now</text:span>, <text:span text:style-name="T8">because of all that</text:span>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text:soft-page-break/>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text:soft-page-break/>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 <text:span text:style-name="T31">So nice of Ziggy to share them...</text:span></text:p>
      <text:p text:style-name="List_20_Paragraph"><text:soft-page-break/>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1">~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ext:soft-page-break/>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ext:soft-page-break/>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text:soft-page-break/>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2">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text:soft-page-break/>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2">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text:soft-page-break/>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ext:soft-page-break/>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2">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text:soft-page-break/>And how only do them folks manage to <text:span text:style-name="T24">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text:soft-page-break/>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11">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text:soft-page-break/>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46</meta:editing-cycles>
    <meta:creation-date>2020-04-05T06:17:00</meta:creation-date>
    <dc:date>2020-09-14T22:42:15.480479120</dc:date>
    <meta:editing-duration>P12DT12H52M23S</meta:editing-duration>
    <meta:generator>LibreOffice/6.1.5.2$Linux_X86_64 LibreOffice_project/10$Build-2</meta:generator>
    <meta:document-statistic meta:table-count="0" meta:image-count="0" meta:object-count="0" meta:page-count="122" meta:paragraph-count="2372" meta:word-count="57784" meta:character-count="324613" meta:non-whitespace-character-count="269079"/>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